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athJax_Math" svg:font-family="MathJax_Math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stroke-linejoin="none" draw:fill="none" draw:textarea-horizontal-align="justify" draw:textarea-vertical-align="middle" draw:auto-grow-height="false" fo:min-height="1.716cm" fo:min-width="3.5cm" fo:padding-top="0.142cm" fo:padding-bottom="0.142cm" fo:padding-left="0.267cm" fo:padding-right="0.267cm"/>
    </style:style>
    <style:style style:name="gr2" style:family="graphic" style:parent-style-name="standard">
      <style:graphic-properties draw:stroke="dash" draw:stroke-dash="Dash" svg:stroke-width="0.035cm" svg:stroke-color="#000000" draw:marker-start-width="0.252cm" draw:marker-end-width="0.252cm" draw:stroke-linejoin="miter" svg:stroke-linecap="butt" draw:fill="none" draw:textarea-horizontal-align="justify" draw:textarea-vertical-align="middle" draw:auto-grow-height="false" fo:min-height="1.76cm" fo:min-width="3.598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textarea-vertical-align="top" fo:padding-top="0.142cm" fo:padding-bottom="0.142cm" fo:padding-left="0.267cm" fo:padding-right="0.267cm"/>
    </style:style>
    <style:style style:name="gr4" style:family="graphic" style:parent-style-name="objectwithoutfill">
      <style:graphic-properties draw:stroke="dash" draw:stroke-dash="Dash" svg:stroke-width="0.035cm" svg:stroke-color="#000000" draw:marker-start-width="0.252cm" draw:marker-end-width="0.252cm" draw:stroke-linejoin="none" svg:stroke-linecap="butt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6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032cm" fo:min-width="2.686cm" fo:padding-top="0.134cm" fo:padding-bottom="0.134cm" fo:padding-left="0.259cm" fo:padding-right="0.259cm"/>
      <style:paragraph-properties style:writing-mode="lr-tb"/>
    </style:style>
    <style:style style:name="gr9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032cm" fo:min-width="1.084cm" fo:padding-top="0.134cm" fo:padding-bottom="0.134cm" fo:padding-left="0.259cm" fo:padding-right="0.25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style:font-name="MathJax_Math" fo:font-size="10pt"/>
    </style:style>
    <style:style style:name="P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-8% 58%" fo:font-size="10pt" style:font-size-asian="10pt" style:font-size-complex="10pt"/>
    </style:style>
    <style:style style:name="T3" style:family="text">
      <style:text-properties style:text-position="0% 100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cm" svg:height="2cm" draw:transform="rotate (-3.14159265358979) translate (5.608cm 4.00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098cm" svg:height="2.044cm" draw:transform="skewX (0.000523598775598251) rotate (2.79252680319093) translate (5.122cm 5.416cm)">
          <text:p/>
          <draw:enhanced-geometry svg:viewBox="0 0 21600 21600" draw:type="rectangle" draw:enhanced-path="M 0 0 L 21600 0 21600 21600 0 21600 0 0 Z N"/>
        </draw:custom-shape>
        <draw:ellipse draw:style-name="gr3" draw:text-style-name="P2" draw:layer="layout" svg:width="2.77cm" svg:height="2.992cm" draw:transform="rotate (-1.8151424220741) translate (3.072cm 3.04cm)" draw:kind="arc" draw:start-angle="83.68" draw:end-angle="105.68">
          <text:p/>
        </draw:ellipse>
        <draw:line draw:style-name="gr4" draw:text-style-name="P1" draw:layer="layout" svg:x1="1.609cm" svg:y1="4.006cm" svg:x2="1.27cm" svg:y2="4.011cm">
          <text:p/>
        </draw:line>
        <draw:frame draw:style-name="gr5" draw:text-style-name="P3" draw:layer="layout" svg:width="0.277cm" svg:height="0.645cm" svg:x="2.321cm" svg:y="3.84cm">
          <draw:text-box>
            <text:p><text:span text:style-name="T1">α</text:span></text:p>
          </draw:text-box>
        </draw:frame>
        <draw:custom-shape draw:style-name="gr6" draw:text-style-name="P4" draw:layer="layout" svg:width="0.15cm" svg:height="0.15cm" svg:x="1.532cm" svg:y="2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1.42cm" svg:height="0.645cm" svg:x="0.854cm" svg:y="1.353cm">
          <draw:text-box>
            <text:p><text:span text:style-name="T1">(</text:span><text:span text:style-name="T1">x</text:span><text:span text:style-name="T2">0</text:span><text:span text:style-name="T3">,</text:span><text:span text:style-name="T3">y</text:span><text:span text:style-name="T2">0</text:span><text:span text:style-name="T3">)</text:span></text:p>
          </draw:text-box>
        </draw:frame>
        <draw:custom-shape draw:style-name="gr6" draw:text-style-name="P4" draw:layer="layout" svg:width="0.15cm" svg:height="0.15cm" svg:x="1.531cm" svg:y="1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4cm" svg:height="0.6cm" svg:x="1.605cm" svg:y="1cm">
          <text:p text:style-name="P6"><text:span text:style-name="T1">w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7" draw:layer="layout" svg:width="2cm" svg:height="0.6cm" draw:transform="rotate (1.5707963267949) translate (0.6cm 4cm)">
          <text:p text:style-name="P8"><text:span text:style-name="T1">h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athJax_Math" svg:font-family="MathJax_Math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Aurel Wisse</meta:initial-creator>
    <meta:creation-date>2024-09-24T16:16:02.437655175</meta:creation-date>
    <dc:date>2024-09-25T15:50:17.428406124</dc:date>
    <dc:creator>Aurel Wisse</dc:creator>
    <meta:editing-duration>PT26M50S</meta:editing-duration>
    <meta:editing-cycles>5</meta:editing-cycles>
    <meta:generator>LibreOffice/7.3.7.2$Linux_X86_64 LibreOffice_project/30$Build-2</meta:generator>
    <meta:document-statistic meta:object-count="10"/>
  </office:meta>
</office:document-meta>
</file>